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81c66" officeooo:paragraph-rsid="0022ff1d"/>
    </style:style>
    <style:style style:name="P2" style:family="paragraph" style:parent-style-name="Text_20_body">
      <style:text-properties officeooo:rsid="00259182" officeooo:paragraph-rsid="00259182"/>
    </style:style>
    <style:style style:name="P3" style:family="paragraph" style:parent-style-name="Text_20_body">
      <style:text-properties officeooo:rsid="00259182" officeooo:paragraph-rsid="0025cb3f"/>
    </style:style>
    <style:style style:name="P4" style:family="paragraph" style:parent-style-name="Text_20_body">
      <style:text-properties officeooo:paragraph-rsid="00259182"/>
    </style:style>
    <style:style style:name="P5" style:family="paragraph" style:parent-style-name="Text_20_body">
      <style:text-properties officeooo:rsid="001cd244" officeooo:paragraph-rsid="002e3b24"/>
    </style:style>
    <style:style style:name="P6" style:family="paragraph" style:parent-style-name="Text_20_body">
      <style:text-properties officeooo:rsid="003393fd" officeooo:paragraph-rsid="003393fd"/>
    </style:style>
    <style:style style:name="P7" style:family="paragraph" style:parent-style-name="Text_20_body">
      <style:text-properties officeooo:rsid="00370155" officeooo:paragraph-rsid="00370155"/>
    </style:style>
    <style:style style:name="P8" style:family="paragraph" style:parent-style-name="Text_20_body">
      <style:text-properties officeooo:rsid="0037d21a" officeooo:paragraph-rsid="0037d21a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bold" officeooo:rsid="003a9ada" officeooo:paragraph-rsid="003a9ada" style:font-weight-asian="bold" style:font-weight-complex="bold"/>
    </style:style>
    <style:style style:name="P11" style:family="paragraph" style:parent-style-name="Text_20_body">
      <style:text-properties officeooo:rsid="003b8053" officeooo:paragraph-rsid="003b8053"/>
    </style:style>
    <style:style style:name="P12" style:family="paragraph" style:parent-style-name="Text_20_body">
      <style:text-properties officeooo:rsid="003beff2" officeooo:paragraph-rsid="003beff2"/>
    </style:style>
    <style:style style:name="P13" style:family="paragraph" style:parent-style-name="Text_20_body">
      <style:text-properties officeooo:rsid="003cfa67" officeooo:paragraph-rsid="003cfa67"/>
    </style:style>
    <style:style style:name="P14" style:family="paragraph" style:parent-style-name="Text_20_body">
      <style:text-properties officeooo:rsid="003e9988" officeooo:paragraph-rsid="003e9988"/>
    </style:style>
    <style:style style:name="P15" style:family="paragraph" style:parent-style-name="Text_20_body">
      <style:text-properties officeooo:rsid="003e9988" officeooo:paragraph-rsid="004014cc"/>
    </style:style>
    <style:style style:name="P16" style:family="paragraph" style:parent-style-name="Text_20_body">
      <style:text-properties officeooo:rsid="0040f401" officeooo:paragraph-rsid="0040f401"/>
    </style:style>
    <style:style style:name="P17" style:family="paragraph" style:parent-style-name="Text_20_body">
      <style:text-properties officeooo:rsid="0045d010" officeooo:paragraph-rsid="0045d010"/>
    </style:style>
    <style:style style:name="P18" style:family="paragraph" style:parent-style-name="Text_20_body" style:list-style-name="L1">
      <style:text-properties officeooo:rsid="001e6dec" officeooo:paragraph-rsid="001f18dc"/>
    </style:style>
    <style:style style:name="P19" style:family="paragraph" style:parent-style-name="Text_20_body" style:list-style-name="L1">
      <style:text-properties officeooo:rsid="001e6dec" officeooo:paragraph-rsid="001e6dec"/>
    </style:style>
    <style:style style:name="P20" style:family="paragraph" style:parent-style-name="Text_20_body" style:list-style-name="L1">
      <style:text-properties officeooo:rsid="001f18dc" officeooo:paragraph-rsid="001f18dc"/>
    </style:style>
    <style:style style:name="P21" style:family="paragraph" style:parent-style-name="Text_20_body">
      <style:text-properties officeooo:rsid="002ac0f2" officeooo:paragraph-rsid="002ac0f2"/>
    </style:style>
    <style:style style:name="P22" style:family="paragraph" style:parent-style-name="Text_20_body" style:list-style-name="L2">
      <style:text-properties officeooo:rsid="0037d21a" officeooo:paragraph-rsid="0037d21a"/>
    </style:style>
    <style:style style:name="P23" style:family="paragraph" style:parent-style-name="Text_20_body" style:list-style-name="L3">
      <style:text-properties officeooo:rsid="00370155" officeooo:paragraph-rsid="00370155"/>
    </style:style>
    <style:style style:name="P24" style:family="paragraph" style:parent-style-name="Text_20_body" style:list-style-name="L4">
      <style:text-properties officeooo:rsid="0038126d" officeooo:paragraph-rsid="0038126d"/>
    </style:style>
    <style:style style:name="P25" style:family="paragraph" style:parent-style-name="Text_20_body" style:list-style-name="L4">
      <style:text-properties officeooo:rsid="0038f746" officeooo:paragraph-rsid="0038f746"/>
    </style:style>
    <style:style style:name="P26" style:family="paragraph" style:parent-style-name="Text_20_body" style:list-style-name="L5">
      <style:text-properties officeooo:rsid="003e9988" officeooo:paragraph-rsid="004014cc"/>
    </style:style>
    <style:style style:name="P27" style:family="paragraph" style:parent-style-name="Text_20_body" style:list-style-name="L6">
      <style:text-properties officeooo:rsid="00437e37" officeooo:paragraph-rsid="00437e37"/>
    </style:style>
    <style:style style:name="P28" style:family="paragraph" style:parent-style-name="Text_20_body" style:list-style-name="L6">
      <style:text-properties officeooo:rsid="00438f5a" officeooo:paragraph-rsid="00438f5a"/>
    </style:style>
    <style:style style:name="P29" style:family="paragraph" style:parent-style-name="Text_20_body" style:list-style-name="L7">
      <style:text-properties officeooo:rsid="00457647" officeooo:paragraph-rsid="00457647"/>
    </style:style>
    <style:style style:name="P30" style:family="paragraph" style:parent-style-name="Text_20_body">
      <style:text-properties officeooo:rsid="00457647" officeooo:paragraph-rsid="004dc3af"/>
    </style:style>
    <style:style style:name="P31" style:family="paragraph" style:parent-style-name="Text_20_body" style:list-style-name="L8">
      <style:text-properties officeooo:rsid="0047ef7b" officeooo:paragraph-rsid="00494a64"/>
    </style:style>
    <style:style style:name="P32" style:family="paragraph" style:parent-style-name="Text_20_body">
      <style:text-properties officeooo:rsid="003393fd" officeooo:paragraph-rsid="003393fd"/>
    </style:style>
    <style:style style:name="P33" style:family="paragraph" style:parent-style-name="Text_20_body" style:list-style-name="L9">
      <style:text-properties officeooo:rsid="004bceb4" officeooo:paragraph-rsid="004bceb4"/>
    </style:style>
    <style:style style:name="P34" style:family="paragraph" style:parent-style-name="Text_20_body" style:list-style-name="L8">
      <style:text-properties officeooo:rsid="004dc3af" officeooo:paragraph-rsid="004dc3af"/>
    </style:style>
    <style:style style:name="P35" style:family="paragraph" style:parent-style-name="Text_20_body">
      <style:text-properties officeooo:rsid="002609c7" officeooo:paragraph-rsid="002609c7"/>
    </style:style>
    <style:style style:name="P36" style:family="paragraph" style:parent-style-name="Text_20_body">
      <style:text-properties officeooo:rsid="004ec554" officeooo:paragraph-rsid="004ec554"/>
    </style:style>
    <style:style style:name="P37" style:family="paragraph" style:parent-style-name="Text_20_body">
      <style:text-properties officeooo:rsid="004ec554" officeooo:paragraph-rsid="004ef2d5"/>
    </style:style>
    <style:style style:name="P38" style:family="paragraph" style:parent-style-name="Text_20_body">
      <style:text-properties officeooo:rsid="004ef2d5" officeooo:paragraph-rsid="004ef2d5"/>
    </style:style>
    <style:style style:name="P39" style:family="paragraph" style:parent-style-name="Text_20_body">
      <style:text-properties officeooo:rsid="004ef2d5" officeooo:paragraph-rsid="0050deaa"/>
    </style:style>
    <style:style style:name="T1" style:family="text">
      <style:text-properties officeooo:rsid="00186bca"/>
    </style:style>
    <style:style style:name="T2" style:family="text">
      <style:text-properties officeooo:rsid="001f18dc"/>
    </style:style>
    <style:style style:name="T3" style:family="text">
      <style:text-properties officeooo:rsid="001f558d"/>
    </style:style>
    <style:style style:name="T4" style:family="text">
      <style:text-properties officeooo:rsid="00200867"/>
    </style:style>
    <style:style style:name="T5" style:family="text">
      <style:text-properties officeooo:rsid="00239b17"/>
    </style:style>
    <style:style style:name="T6" style:family="text">
      <style:text-properties fo:font-style="italic"/>
    </style:style>
    <style:style style:name="T7" style:family="text">
      <style:text-properties fo:font-weight="bold"/>
    </style:style>
    <style:style style:name="T8" style:family="text">
      <style:text-properties officeooo:rsid="0027afee"/>
    </style:style>
    <style:style style:name="T9" style:family="text">
      <style:text-properties officeooo:rsid="002e1ef7"/>
    </style:style>
    <style:style style:name="T10" style:family="text">
      <style:text-properties officeooo:rsid="002e3b24"/>
    </style:style>
    <style:style style:name="T11" style:family="text">
      <style:text-properties officeooo:rsid="002f60fa"/>
    </style:style>
    <style:style style:name="T12" style:family="text">
      <style:text-properties officeooo:rsid="003a9ada"/>
    </style:style>
    <style:style style:name="T13" style:family="text">
      <style:text-properties officeooo:rsid="003e58b5"/>
    </style:style>
    <style:style style:name="T14" style:family="text">
      <style:text-properties officeooo:rsid="00437e37"/>
    </style:style>
    <style:style style:name="T15" style:family="text">
      <style:text-properties officeooo:rsid="00494a64"/>
    </style:style>
    <style:style style:name="T16" style:family="text">
      <style:text-properties officeooo:rsid="004b1be7"/>
    </style:style>
    <style:style style:name="T17" style:family="text">
      <style:text-properties officeooo:rsid="004bceb4"/>
    </style:style>
    <style:style style:name="T18" style:family="text">
      <style:text-properties officeooo:rsid="004dc3af"/>
    </style:style>
    <style:style style:name="T19" style:family="text">
      <style:text-properties officeooo:rsid="002df1ba"/>
    </style:style>
    <style:style style:name="T20" style:family="text">
      <style:text-properties officeooo:rsid="004ef2d5"/>
    </style:style>
    <style:style style:name="T21" style:family="text">
      <style:text-properties officeooo:rsid="004fe266"/>
    </style:style>
    <style:style style:name="T22" style:family="text">
      <style:text-properties officeooo:rsid="0050de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inter Predictor</text:h>
      <text:h text:style-name="Heading_20_2" text:outline-level="2">Description</text:h>
      <text:p text:style-name="P1">Can we predict <text:span text:style-name="T4">future</text:span> winter <text:span text:style-name="T16">average </text:span>temperatures <text:span text:style-name="T2">in the Northern Hemisphere on month in advance</text:span>? <text:span text:style-name="T4">Where are average temperature more </text:span>likely to be extreme? The challenge of seasonal forecasting is typically addressed with numerical simulations based on physics <text:span text:style-name="T1">and </text:span>empirical <text:span text:style-name="T1">parametrization</text:span> <text:span text:style-name="T1">of sub-grid cells processes</text:span>. <text:span text:style-name="T9">While widespread, this approach is computationally expensive and requires solid meteorological modeling knowledge. In contrast, we adopt here a purely statistical approach which is computationally cheap and relates temperature anomalies to spatial and temporal patterns of typical weather.</text:span></text:p>
      <text:p text:style-name="P5"><text:span text:style-name="T10">W</text:span>hen starting this project, I had a few goals in mind:</text:p>
      <text:list xml:id="list5823157667122836922" text:style-name="L1">
        <text:list-item>
          <text:p text:style-name="P18">Set-up a prototype for <text:span text:style-name="T2">a winter hedge product, i.e. guess which meteorological stations will have maximal payouts in “Heating Degree Days” option-like weather certificates.</text:span></text:p>
        </text:list-item>
        <text:list-item>
          <text:p text:style-name="P19">Illustrate how MongoDB can <text:span text:style-name="T5">efficiently</text:span> be used in climate research.</text:p>
        </text:list-item>
        <text:list-item>
          <text:p text:style-name="P20"><text:span text:style-name="T5">Improve my</text:span> <text:span text:style-name="T5">knowledge of Python. As by </text:span>2017 I was proficient in R but not<text:span text:style-name="T3"> yet </text:span>in Pytho<text:span text:style-name="T3">n</text:span>.</text:p>
        </text:list-item>
      </text:list>
      <text:p text:style-name="P3">This work is based on the <text:span text:style-name="T16">work</text:span> of Wang et al. (2017). <text:span text:style-name="T16">The authors have shown that </text:span>autumn patterns of sea-ice concentration (SIC), stratospheric circulation (SC) and sea surface temperature (SST) <text:span text:style-name="T16">are</text:span> <text:span text:style-name="T16">closely related to</text:span> <text:span text:style-name="T16">the </text:span>winter Norther Atlantic Oscillation (NAO) index. <text:span text:style-name="T16">Using </text:span>linear regression<text:span text:style-name="T16">s and Principal Component Analysis</text:span>, <text:span text:style-name="T10">I have reproduced the result of that study: </text:span>principal component scores of SIC, SC and SST patterns explain 57% of the <text:span text:style-name="T16">average </text:span>NAO index <text:span text:style-name="T16">in winter </text:span>(adjusted R²=0.52). <text:span text:style-name="T10">Next, I have </text:span>extended th<text:span text:style-name="T10">is methodology</text:span> at the level of individual stations.</text:p>
      <text:p text:style-name="P35">While the code is now fully operational, I <text:span text:style-name="T16">unfortunately </text:span>did not become rich... <text:span text:style-name="T11">B</text:span>ecause data post-processing typically needs <text:span text:style-name="T8">one month or so, autumn data is only ready when winter starts. By that time, it’s too late to put any money on a winter hedge product. If the reanalysis data could be available earlier, I suppose this project could be re-activated and improved in order to be profitable.</text:span></text:p>
      <text:p text:style-name="P36">The following figures show the p<text:span text:style-name="T19">rincipal component </text:span>patterns <text:span text:style-name="T19">for sea-ice concentration (</text:span>Figure 1, <text:span text:style-name="T19">first loading), stratospheric circulation (</text:span>Figure 2, <text:span text:style-name="T19">second loading) and sea surface temperature (</text:span>Figure 3, <text:span text:style-name="T19">third loading). The combined amplitudes of these patterns are related to temperature anomalies in the northern hemisphere.</text:span></text:p>
      <text:p text:style-name="P37">Figure 1: <text:span text:style-name="T20">Leading</text:span> principal component for sea-ice concentration (SIC) in autumn. This mode <text:span text:style-name="T20">features patterns localized in the Barents and Kara Seas during the freezing season and</text:span> explains 13.3% of SIC variability. </text:p>
      <text:p text:style-name="P38">Figure 2: Second principal component of stratospheric circulation (Z70hPa). Th<text:span text:style-name="T22">is </text:span>mode exhibits a <text:span text:style-name="T22">bi</text:span>polar pattern over eastern Siberia and northern Canada and explains 9.8% of stratospheric circulation variability <text:span text:style-name="T22">in autumn</text:span>. Its positive phase is characterized by an eastward shift of the polar vortex. </text:p>
      <text:p text:style-name="P39"><text:soft-page-break/>Figure 3: <text:span text:style-name="T21">Third principal component of sea surface temperature (SST). This mode shows a tri-polar pattern in the Northern Atlantic sector (a warm center in mid-latitudes and cold anomalies on the tropical and polar sides) and explains 5.2% of SST variability in autumn.</text:span></text:p>
      <text:p text:style-name="P21">More details are available in my GitHub repository.</text:p>
      <text:p text:style-name="P6">The project consists in three modules: </text:p>
      <text:list xml:id="list4304416230463889405" text:style-name="L9">
        <text:list-item>
          <text:p text:style-name="P33"><text:span text:style-name="T18">D</text:span>ata download and ingestion into MongoDB</text:p>
        </text:list-item>
        <text:list-item>
          <text:p text:style-name="P33"><text:span text:style-name="T18">C</text:span>onstruction of the predictors</text:p>
        </text:list-item>
        <text:list-item>
          <text:p text:style-name="P33"><text:span text:style-name="T18">S</text:span>easonal <text:span text:style-name="T18">prediction</text:span></text:p>
        </text:list-item>
      </text:list>
      <text:h text:style-name="Heading_20_3" text:outline-level="3"><text:span text:style-name="T17">(1) D</text:span>ata download and ingestion into MongoDB</text:h>
      <text:p text:style-name="P7">Sea-ice concentration, stratospheric circulation (Z70 hPa), sea surface temperature and other variables are provided by the ERA-interim re-analysis. Station measurements for temperature (i.e. our “ground truth”) come from the GHCN dataset.</text:p>
      <text:p text:style-name="P9">ERA-interim <text:span text:style-name="T12">reanalysis dataset</text:span></text:p>
      <text:p text:style-name="P8">Let’s start by downloading and exploring ERA-interim data:</text:p>
      <text:list xml:id="list7094893861923349386" text:style-name="L2">
        <text:list-item>
          <text:p text:style-name="P22">era_interim_download_monthly.py : script to download ERA-interim NetCDF files.</text:p>
        </text:list-item>
      </text:list>
      <text:list xml:id="list5817041591076582960" text:style-name="L3">
        <text:list-item>
          <text:p text:style-name="P23">era-interim_exploration.ipynb : get familiar with the content of an ERA-interim NetCDF file.</text:p>
        </text:list-item>
      </text:list>
      <text:p text:style-name="P8">Then, let’s ingest ERA-interim data into MongoDB. Two collections are necessary: one containing the grid data and a second collection containing the time series. A typical grid document is spatially indexed and looks like <text:span text:style-name="T16">this</text:span>:</text:p>
      <text:p text:style-name="P8">{'_id': ObjectId('...'), 'id_grid': 1, 'loc': {'coordinates': [-180.0, 90.0], 'type': 'Point'}}.</text:p>
      <text:p text:style-name="P8">A typical data document has indexes put on the date and location and looks like <text:span text:style-name="T16">this</text:span>:</text:p>
      <text:p text:style-name="P8">{'_id': ObjectId('...'), <text:s/>'date': datetime.datetime(1995, 1, 1, 0, 0), <text:s/>'id_grid': 1, …, 'ci': 1.0, 'sp': 102342.02, 'sst': 271.46, 'z70': 168316.99}</text:p>
      <text:p text:style-name="P14">Relevant code:</text:p>
      <text:list xml:id="list684510367155028108" text:style-name="L4">
        <text:list-item>
          <text:p text:style-name="P24">era-interim_grid.py : creation of the grid collection.</text:p>
        </text:list-item>
        <text:list-item>
          <text:p text:style-name="P24">era_interim_insert.py : creation of the data collection.</text:p>
        </text:list-item>
        <text:list-item>
          <text:p text:style-name="P25">era-interim_exploration.ipynb : get familiar with the newly created ERA-interim collections.</text:p>
        </text:list-item>
      </text:list>
      <text:p text:style-name="P10">GHCN station dataset</text:p>
      <text:p text:style-name="P11">The GHCN database contains two collections, one recording the location and the name of the stations, one other containing the time series. A typical station document looks like this:</text:p>
      <text:p text:style-name="P12">{'_id': ObjectId('...'), 'station_id': 12345, 'name': 'Zürich', 'loc': {'coordinates': [8.54, 47.38], 'type': 'Point'}, 'country': 'Switzerland', …, 'wmo_id': 789}</text:p>
      <text:p text:style-name="P13"><text:soft-page-break/>A typical station <text:span text:style-name="T13">data</text:span> document <text:span text:style-name="T13">contains monthly observations and </text:span>looks like:</text:p>
      <text:p text:style-name="P13">{‘_id’: ObjectId(‘...’), ‘station_id’: 2345, ‘variable’: ‘TAVG’, ‘year’: 2017, ‘january’: 2.9, …, ‘december’: 3.2}</text:p>
      <text:p text:style-name="P15">Relevant code: </text:p>
      <text:list xml:id="list7067989673756277019" text:style-name="L5">
        <text:list-item>
          <text:p text:style-name="P26">ghcnm_data.ipynb : serves both for the data exploration and the data ingestion into MongoDB</text:p>
        </text:list-item>
      </text:list>
      <text:h text:style-name="Heading_20_3" text:outline-level="3"><text:span text:style-name="T17">(2) Construction of</text:span> the predictors</text:h>
      <text:p text:style-name="P16">We follow Wang et al. (2017) and perform a Principal Component Analy<text:span text:style-name="T14">s</text:span>is of several ERA-interim variables.</text:p>
      <text:list xml:id="list8553932012560279522" text:style-name="L6">
        <text:list-item>
          <text:p text:style-name="P27">era-int_pca_exploration.ipynb : exploration and visualization of the main modes of variability for SIC, SC, SST.</text:p>
        </text:list-item>
        <text:list-item>
          <text:p text:style-name="P28">winter_predictor.py : the class “Predictor” builds the predictor based on any ERA-interim variable.</text:p>
        </text:list-item>
      </text:list>
      <text:h text:style-name="Heading_20_3" text:outline-level="3"><text:span text:style-name="T17">(3) Seasonal </text:span>prediction</text:h>
      <text:p text:style-name="P30"><text:span text:style-name="T18">The first step is to </text:span>reproduce <text:span text:style-name="T18">the </text:span>central result <text:span text:style-name="T18">of </text:span>Wang et al. (2017) and predict the Northern Atlantic Oscillation (NAO) index. Code:</text:p>
      <text:list xml:id="list7326022931433068944" text:style-name="L7">
        <text:list-item>
          <text:p text:style-name="P29">era-int_NAO_definition.ipynb : definition and calculation of NAO index time series.</text:p>
        </text:list-item>
        <text:list-item>
          <text:p text:style-name="P29">era-int_NAO_prediction.ipynb : lasso regression of NAO index based on all PC scores.</text:p>
        </text:list-item>
      </text:list>
      <text:p text:style-name="P17"><text:span text:style-name="T10">Next, </text:span>we apply<text:span text:style-name="T10"> </text:span>the same<text:span text:style-name="T10"> methodology </text:span>for each <text:span text:style-name="T10">individual stations. We seek stations that are both predictable (i.e. high adjusted R² score) and that will show large temperature anomalies for the next winter. Code:</text:span></text:p>
      <text:list xml:id="list3353083395186518999" text:style-name="L8">
        <text:list-item>
          <text:p text:style-name="P34">winter_predictor.py : this is the main code of this project. It contains a two classes: (i) a class “Predictor” that prepares covariate candidates for the regression and (ii) another class StationPrediction that perform the seasonal prediction at the station-level.</text:p>
        </text:list-item>
        <text:list-item>
          <text:p text:style-name="P31">winter_predictor.ipynb : <text:span text:style-name="T15">illustrate the use of the classes mentioned above.</text:span></text:p>
        </text:list-item>
      </text:list>
      <text:p text:style-name="P6"/>
      <text:p text:style-name="P4">Wang, L., M. Ting, and P. J. Kushner, 2017: A robust empirical seasonal prediction of winter NAO and surface climate. <text:span text:style-name="T6">Scientific Reports</text:span>, <text:span text:style-name="T7">7</text:span>, <text:a xlink:type="simple" xlink:href="https://doi.org/10.1038/s41598-017-00353-y" text:style-name="Internet_20_link" text:visited-style-name="Visited_20_Internet_20_Link">https://doi.org/10.1038/s41598-017-00353-y</text:a>. <text:a xlink:type="simple" xlink:href="http://www.nature.com/articles/s41598-017-00353-y" text:style-name="Internet_20_link" text:visited-style-name="Visited_20_Internet_20_Link">http://www.nature.com/articles/s41598-017-00353-y</text:a> (Accessed November 10, 2017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09:49:38.502934274</meta:creation-date>
    <dc:date>2019-04-22T18:05:05.482545309</dc:date>
    <meta:editing-duration>PT6H23M1S</meta:editing-duration>
    <meta:editing-cycles>60</meta:editing-cycles>
    <meta:generator>LibreOffice/5.1.6.2$Linux_X86_64 LibreOffice_project/10m0$Build-2</meta:generator>
    <meta:document-statistic meta:table-count="0" meta:image-count="0" meta:object-count="0" meta:page-count="3" meta:paragraph-count="51" meta:word-count="987" meta:character-count="6761" meta:non-whitespace-character-count="5840"/>
  </office:meta>
</office:document-meta>
</file>